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2543"/>
    </style:style>
    <style:style style:name="P2" style:family="paragraph" style:parent-style-name="Standard">
      <style:text-properties fo:font-weight="bold" officeooo:paragraph-rsid="00132543" style:font-weight-asian="bold" style:font-weight-complex="bold"/>
    </style:style>
    <style:style style:name="P3" style:family="paragraph" style:parent-style-name="Standard">
      <style:text-properties fo:font-style="italic" fo:font-weight="normal" officeooo:paragraph-rsid="00132543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officeooo:rsid="0013f16f" officeooo:paragraph-rsid="0013f16f"/>
    </style:style>
    <style:style style:name="T1" style:family="text">
      <style:text-properties officeooo:rsid="00132543"/>
    </style:style>
    <style:style style:name="T2" style:family="text">
      <style:text-properties officeooo:rsid="0013f16f"/>
    </style:style>
    <style:style style:name="T3" style:family="text">
      <style:text-properties fo:font-weight="normal" officeooo:rsid="0013f16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Леонард поступил на 1 курс Высшей школы экономики. В Вышке, как и во всех развитых системах образования различных стран, прохождение образовательной программы измеряется в специальных зачетных единицах — </text:span><text:a xlink:type="simple" xlink:href="https://www.hse.ru/studyspravka/credits" text:style-name="Internet_20_link" text:visited-style-name="Visited_20_Internet_20_Link"><text:span text:style-name="T1">в кредитах</text:span></text:a><text:span text:style-name="T1">.</text:span> Например, степень бакалавра присваивается, если студент справился с 240 кредитами в течение обучения в университете. </text:p>
      <text:p text:style-name="P1"><text:tab/><text:span text:style-name="T1">Кредиты даются не только за прохождение обязательной программы, но и за факультатив, курсовую работу, проект и прочее. Леонард хочет получить максимум пользы от обучения в Вышке и поэтому хочет набрать как можно больше кредитов. Однако он все же всемогущий и не может выбрать все и сразу. Таким образом, чтобы не отставать от основной программы, он решил не брать в один и тот же момент времени больше одного факультатива. </text:span></text:p>
      <text:p text:style-name="P1"><text:tab/><text:span text:style-name="T2">Разные факультативы проходят в разное время и приносят разное количество кредитов. Необходимо помочь Леонарду выбрать такие факультативы, чтобы время их проведения не пересекалось и при этом они бы приносили наибольшее количество кредитов.</text:span></text:p>
      <text:p text:style-name="P2"><text:tab/><text:span text:style-name="T2">Входные данные: </text:span><text:span text:style-name="T3">В первой строке записано одно число — количество факультативов в этом году. Далее в i-ой строке записано 3 числа - информация о i-ом факультативе: 1 число — день, в который начинается факультатив, 2 число — день, в который заканчивается факультатив, 3 число — количество кредитов за данный факультатив. Все три числа — целые и положительные. День указывается от начала учебного года: любое число от 0 до 365.</text:span></text:p>
      <text:p text:style-name="P2"><text:span text:style-name="T2"><text:tab/>Выходные данные: </text:span><text:span text:style-name="T3">Одно число — наибольшее количество кредитов, которое сможет получить Леонард, правильно выбрав факультативы.</text:span></text:p>
      <text:p text:style-name="P2"><text:span text:style-name="T2"><text:tab/>Пример: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">Вход</text:p>
          </table:table-cell>
          <table:table-cell table:style-name="Таблица1.B1" office:value-type="string">
            <text:p text:style-name="P4">Выход</text:p>
          </table:table-cell>
        </table:table-row>
        <table:table-row>
          <table:table-cell table:style-name="Таблица1.A2" office:value-type="string">
            <text:p text:style-name="P4">3</text:p>
            <text:p text:style-name="P4">0 2 1</text:p>
            <text:p text:style-name="P4">1 3 2</text:p>
            <text:p text:style-name="P4">2 4 3</text:p>
          </table:table-cell>
          <table:table-cell table:style-name="Таблица1.B2" office:value-type="string">
            <text:p text:style-name="P4">4</text:p>
          </table:table-cell>
        </table:table-row>
      </table:table>
      <text:p text:style-name="P3"><text:tab/><text:span text:style-name="T2">Пояснение:в данном примере 3 факультатива: с 0 до 2 день с 1 кредитом, с 1 по 3 с двумя кредитами и с 2 по 4 день с 3 кредитами. Так как факультативы не должны пересекаться, то есть всего два варианта — взять или первый и третий или только второй. Первый и третий принесут 4 кредита против 3 у второго. Значит наибольшее кол-во кредитов равно 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07:41.951936359</meta:creation-date>
    <dc:date>2016-11-20T20:31:58.828954575</dc:date>
    <meta:editing-duration>PT26S</meta:editing-duration>
    <meta:editing-cycles>1</meta:editing-cycles>
    <meta:document-statistic meta:table-count="1" meta:image-count="0" meta:object-count="0" meta:page-count="1" meta:paragraph-count="14" meta:word-count="300" meta:character-count="1929" meta:non-whitespace-character-count="1626"/>
    <meta:generator>LibreOffice/5.1.4.2$Linux_X86_64 LibreOffice_project/10m0$Build-2</meta:generator>
  </office:meta>
</office:document-meta>
</file>